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@startuml</text:p>
      <text:p text:style-name="Standard"/>
      <text:p text:style-name="Standard">skin rose</text:p>
      <text:p text:style-name="Standard">rectangle "Задание 1"{</text:p>
      <text:p text:style-name="Standard">actor Клиент</text:p>
      <text:p text:style-name="Standard">actor Сотрудник</text:p>
      <text:p text:style-name="Standard">actor "Информационная система"</text:p>
      <text:p text:style-name="Standard">storage "Сохранить заказ в БД"</text:p>
      <text:p text:style-name="Standard">storage "Проверить наличие клиента в БД"</text:p>
      <text:p text:style-name="Standard">storage "Отменить заказ"</text:p>
      <text:p text:style-name="Standard">storage "Оформить заказ"</text:p>
      <text:p text:style-name="Standard">storage "Сделать заказ"</text:p>
      <text:p text:style-name="Standard">storage "Предоставить информацию о ценах"</text:p>
      <text:p text:style-name="Standard">storage "Отвечать на телефонные звонки"</text:p>
      <text:p text:style-name="Standard"/>
      <text:p text:style-name="Standard">"Сохранить заказ в БД" --&gt; "Информационная система"</text:p>
      <text:p text:style-name="Standard">"Проверить наличие клиента в БД" -down-&gt; "Информационная система"</text:p>
      <text:p text:style-name="Standard">Сотрудник -down-&gt; "Сохранить заказ в БД"</text:p>
      <text:p text:style-name="Standard">Сотрудник -down-&gt; "Проверить наличие клиента в БД"</text:p>
      <text:p text:style-name="Standard">Сотрудник -up-&gt; "Отвечать на телефонные звонки"</text:p>
      <text:p text:style-name="Standard">Сотрудник -up-&gt; "Оформить заказ"</text:p>
      <text:p text:style-name="Standard">Сотрудник -up-&gt; "Предоставить информацию о ценах"</text:p>
      <text:p text:style-name="Standard">"Отменить заказ" --&gt; Сотрудник</text:p>
      <text:p text:style-name="Standard">"Сделать заказ" --&gt; Сотрудник</text:p>
      <text:p text:style-name="Standard">Клиент --&gt; "Сделать заказ"</text:p>
      <text:p text:style-name="Standard">Клиент --&gt; "Отменить заказ"</text:p>
      <text:p text:style-name="Standard">"Отвечать на телефонные звонки" -left-&gt; Клиент</text:p>
      <text:p text:style-name="Standard">"Оформить заказ" -up-&gt; Клиент</text:p>
      <text:p text:style-name="Standard">"Предоставить информацию о ценах" -right-&gt; Клиент</text:p>
      <text:p text:style-name="Standard">}</text:p>
      <text:p text:style-name="Standard">@endum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6:16:06.598628056</meta:creation-date>
    <dc:date>2024-10-02T16:16:19.004604692</dc:date>
    <meta:editing-duration>PT13S</meta:editing-duration>
    <meta:editing-cycles>1</meta:editing-cycles>
    <meta:document-statistic meta:table-count="0" meta:image-count="0" meta:object-count="0" meta:page-count="1" meta:paragraph-count="29" meta:word-count="126" meta:character-count="896" meta:non-whitespace-character-count="804"/>
    <meta:generator>LibreOffice/7.5.5.2$Linux_X86_64 LibreOffice_project/50$Build-2</meta:generator>
  </office:meta>
</office:document-meta>
</file>